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6.27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306" calcext:value-type="float">
            <text:p>83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0:42:05.1824838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6</meta:editing-cycles>
    <meta:creation-date>2022-06-16T22:19:34</meta:creation-date>
    <dc:date>2024-06-27T15:10:33.698667033</dc:date>
    <meta:editing-duration>P1DT4H19M43S</meta:editing-duration>
    <meta:generator>LibreOffice/24.2.4.2$Linux_X86_64 LibreOffice_project/420$Build-2</meta:generator>
    <meta:document-statistic meta:table-count="84" meta:cell-count="13503" meta:object-count="0"/>
    <meta:user-defined meta:name="AppVersion">16.0300</meta:user-defined>
  </office:meta>
</office:document-meta>
</file>